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Table_20_Contents">
      <style:text-properties style:font-name="Source Serif Pro Light"/>
    </style:style>
    <style:style style:name="P3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 fo:font-weight="normal" style:font-weight-asian="normal" style:font-weight-complex="normal"/>
    </style:style>
    <style:style style:name="P5" style:family="paragraph" style:parent-style-name="Standard">
      <style:text-properties style:font-name="Source Serif Pro Light"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text-properties style:font-name="Source Serif Pro Light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Source Serif Pro Light" fo:font-weight="normal" style:font-weight-asian="normal" style:font-weight-complex="normal"/>
    </style:style>
    <style:style style:name="P8" style:family="paragraph" style:parent-style-name="Standard" style:list-style-name="L1">
      <style:text-properties style:font-name="Source Serif Pro Light" fo:font-weight="normal" style:font-weight-asian="normal" style:font-weight-complex="normal"/>
    </style:style>
    <style:style style:name="P9" style:family="paragraph" style:parent-style-name="Standard">
      <style:text-properties style:font-name="Source Serif Pro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Source Serif Pro Light1" style:text-underline-style="none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Source Serif Pro Light1"/>
    </style:style>
    <style:style style:name="T7" style:family="text">
      <style:text-properties style:text-position="sub 58%" style:font-name="Source Serif Pro Light1" style:text-underline-style="none"/>
    </style:style>
    <style:style style:name="T8" style:family="text">
      <style:text-properties style:text-position="sub 58%" style:text-underline-style="none"/>
    </style:style>
    <style:style style:name="T9" style:family="text">
      <style:text-properties style:font-name="SymbolPi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/>
            <text:p text:style-name="P3">15. <text:s/></text:p>
            <text:p text:style-name="P3">Approximation of pdfs based on KLD: forward and reverse KLDs. </text:p>
            <text:p text:style-name="P3">Explain mean and mode seeking modes.</text:p>
            <text:p text:style-name="P3"/>
          </table:table-cell>
        </table:table-row>
      </table:table>
      <text:p text:style-name="P4"/>
      <text:p text:style-name="P4">KLD est utilisé comme mesure la proximité d'une approximation.</text:p>
      <text:p text:style-name="P4"><text:span text:style-name="T3">Problème </text:span>: Faut- il utilisé D<text:span text:style-name="T5">KL</text:span>(p || q<text:span text:style-name="T4">θ</text:span> ou <text:span text:style-name="T2">D</text:span><text:span text:style-name="T8">KL</text:span><text:span text:style-name="T2">(q</text:span><text:span text:style-name="T7">θ</text:span><text:span text:style-name="T2"> || p) ? </text:span></text:p>
      <text:p text:style-name="P5">On a donc deux options :</text:p>
      <text:list xml:id="list5139787248963008062" text:style-name="L1">
        <text:list-item>
          <text:p text:style-name="P8"><text:span text:style-name="T2">Forward KLD : argminD</text:span><text:span text:style-name="T8">KL</text:span><text:span text:style-name="T2">(p || q</text:span><text:span text:style-name="T7">θ</text:span><text:span text:style-name="T2">) </text:span><text:span text:style-name="T9">Þ</text:span><text:span text:style-name="T2"> mean-seeking mode</text:span></text:p>
          <text:list>
            <text:list-item>
              <text:p text:style-name="P6">L'approximation va se centrer entre les deux modes afin de pouvoir recouvrir un maximum.</text:p>
            </text:list-item>
            <text:list-item>
              <text:p text:style-name="P6">Le maximum de l'approximation de la distribution ne coïncide pas avec la vrai distribution.</text:p>
              <text:p text:style-name="P6">argminD<text:span text:style-name="T5">KL</text:span>(p || q<text:span text:style-name="T6">θ</text:span>) = argminE<text:span text:style-name="T5">p(x)</text:span>[logp(x)] – E<text:span text:style-name="T5">p(x)</text:span>[logq<text:span text:style-name="T6">θ</text:span>(x)]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"><text:s/>= argmin-E<text:span text:style-name="T5">p(x)</text:span>[logq<text:span text:style-name="T6">θ</text:span>(x)]</text:p>
                                  <text:p text:style-name="P6"><text:s/>= argmaxE<text:span text:style-name="T5">p(x)</text:span>[logq<text:span text:style-name="T6">θ</text:span>(x)]</text:p>
                                  <text:p text:style-name="P6"><text:s/>= argminH(p(x) ; q<text:span text:style-name="T6">θ</text:span>(x))<text:tab/><text:tab/><text:span text:style-name="T3">exemple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29403858" text:continue-numbering="true" text:style-name="L1">
        <text:list-item>
          <text:p text:style-name="P8"><text:span text:style-name="T2">Reverse KLD : argminD</text:span><text:span text:style-name="T8">KL</text:span><text:span text:style-name="T2">(q</text:span><text:span text:style-name="T7">θ</text:span><text:span text:style-name="T2"> || p) <text:s/></text:span><text:span text:style-name="T9">Þ </text:span><text:span text:style-name="T2">mode-seeking mode</text:span></text:p>
          <text:list>
            <text:list-item>
              <text:p text:style-name="P8"><text:span text:style-name="T2">L'approximation de la distribution se centre lui-même au mode. </text:span></text:p>
            </text:list-item>
            <text:list-item>
              <text:p text:style-name="P8"><text:span text:style-name="T2">L'entropie croisée* prévient la distribution de se transformer en mode 'flèche'. </text:span></text:p>
            </text:list-item>
          </text:list>
        </text:list-item>
      </text:list>
      <text:p text:style-name="P4"><text:span text:style-name="T2"/></text:p>
      <text:p text:style-name="P9"><text:span text:style-name="T2">*Mesure le nbr de bits nécessaire pour identifier un événement dans l'ensemble des événement. Quand on compare une distribution q avec une distribution de référence p, l'entropie croisée et la divergence de Kullback-Leibler sont identique à une constante additive près(quand p est fixé). Les deux atteignent leur minimum quand p=q=0.</text:span></text:p>
      <text:list xml:id="list29401057" text:continue-numbering="true" text:style-name="L1">
        <text:list-header>
          <text:p text:style-name="P8"><text:span text:style-name="T2"/>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21T09:25:20.25</meta:creation-date>
    <dc:date>2020-06-25T09:19:59.89</dc:date>
    <dc:creator>Oetske L</dc:creator>
    <meta:editing-duration>PT54M58S</meta:editing-duration>
    <meta:editing-cycles>4</meta:editing-cycles>
    <meta:generator>OpenOffice/4.1.4$Win32 OpenOffice.org_project/414m5$Build-9788</meta:generator>
    <meta:document-statistic meta:table-count="1" meta:image-count="0" meta:object-count="0" meta:page-count="1" meta:paragraph-count="18" meta:word-count="195" meta:character-count="1215"/>
  </office:meta>
</office:document-meta>
</file>